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1.136cm" fo:margin-right="0cm" fo:text-indent="0cm" style:auto-text-indent="false"/>
    </style:style>
    <style:style style:name="P3" style:family="paragraph" style:parent-style-name="List_20_Paragraph" style:list-style-name="WWNum1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27756736" text:style-name="WWNum1">
        <text:list-item>
          <text:p text:style-name="P3">Write SQL query to show all the data in the Movie table. </text:p>
        </text:list-item>
      </text:list>
      <text:p text:style-name="List_20_Paragraph"/>
      <text:p text:style-name="List_20_Paragraph">SELECT * <text:line-break/>FROM movie;</text:p>
      <text:p text:style-name="List_20_Paragraph"/>
      <text:list xml:id="list558431858982" text:continue-numbering="true" text:style-name="WWNum1">
        <text:list-item>
          <text:p text:style-name="P1">Write SQL query to show the title of the longest runtime movie. </text:p>
        </text:list-item>
      </text:list>
      <text:p text:style-name="List_20_Paragraph"/>
      <text:p text:style-name="List_20_Paragraph">SELECT title <text:line-break/>FROM movie <text:line-break/>ORDER BY runtime DESC <text:line-break/>LIMIT 1;</text:p>
      <text:p text:style-name="List_20_Paragraph"/>
      <text:list xml:id="list557673950827" text:continue-numbering="true" text:style-name="WWNum1">
        <text:list-item>
          <text:p text:style-name="P1">Write SQL query to show the highest revenue generating movie title. </text:p>
        </text:list-item>
      </text:list>
      <text:p text:style-name="List_20_Paragraph"/>
      <text:p text:style-name="List_20_Paragraph">SELECT title <text:line-break/>FROM movie <text:line-break/>ORDER BY revenue DESC <text:line-break/>LIMIT 1;</text:p>
      <text:p text:style-name="List_20_Paragraph"/>
      <text:list xml:id="list558110261165" text:continue-numbering="true" text:style-name="WWNum1">
        <text:list-item>
          <text:p text:style-name="P1">Write SQL query to show the movie title with maximum value of revenue/budget. </text:p>
        </text:list-item>
      </text:list>
      <text:p text:style-name="List_20_Paragraph"/>
      <text:p text:style-name="List_20_Paragraph">SELECT title <text:line-break/>FROM movie <text:line-break/>ORDER BY revenue/budget DESC <text:line-break/>LIMIT 1;</text:p>
      <text:p text:style-name="List_20_Paragraph"/>
      <text:list xml:id="list559396840406" text:continue-numbering="true" text:style-name="WWNum1">
        <text:list-item>
          <text:p text:style-name="P1">Write a SQL query to show the movie title and its cast details like name of the person, gender, character name, cast order.</text:p>
        </text:list-item>
      </text:list>
      <text:p text:style-name="List_20_Paragraph"/>
      <text:p text:style-name="List_20_Paragraph">SELECT m.title, p.person_name, g.gender, mc.character_name, mc.casrt_order <text:line-break/>FROM movie AS m <text:line-break/>JOIN movie_cast AS mc <text:line-break/>ON m.movie_id=mc. movie_id <text:line-break/>JOIN gender AS g <text:line-break/>ON mc.gender_id=g.gender_id <text:line-break/>JOIN person AS p <text:line-break/>ON mc.person_id=p.person_id;</text:p>
      <text:p text:style-name="List_20_Paragraph"/>
      <text:list xml:id="list558355882515" text:continue-numbering="true" text:style-name="WWNum1">
        <text:list-item>
          <text:p text:style-name="P1">Write a SQL query to show the country name where maximum number of movies has been produced, along with the number of movies produced.</text:p>
        </text:list-item>
      </text:list>
      <text:p text:style-name="List_20_Paragraph"><text:soft-page-break/>SELECT c.country_name, Count(m.movie_id) <text:line-break/>FROM country AS c <text:line-break/>JOIN production_country AS p</text:p>
      <text:p text:style-name="List_20_Paragraph">ON c.country_id=p.country_id <text:line-break/>JOIN movie AS m <text:line-break/>ON p.movie_id=m.movie_id <text:line-break/>GROUP BY c.country_id <text:line-break/>ORDER BY Count(m.movie_id) DESC <text:line-break/>LIMIT 1;</text:p>
      <text:p text:style-name="List_20_Paragraph"/>
      <text:list xml:id="list558386583823" text:continue-numbering="true" text:style-name="WWNum1">
        <text:list-item>
          <text:p text:style-name="P1">Write a SQL query to show all the genre_id in one column and genre_name in second column. </text:p>
        </text:list-item>
      </text:list>
      <text:p text:style-name="List_20_Paragraph"/>
      <text:p text:style-name="List_20_Paragraph">SELECT * <text:line-break/>FROM genre;</text:p>
      <text:p text:style-name="List_20_Paragraph"/>
      <text:list xml:id="list558255779393" text:continue-numbering="true" text:style-name="WWNum1">
        <text:list-item>
          <text:p text:style-name="P1">Write a SQL query to show name of all the languages in one column and number of movies in that particular column in another column. </text:p>
        </text:list-item>
      </text:list>
      <text:p text:style-name="List_20_Paragraph"/>
      <text:p text:style-name="List_20_Paragraph">SELECT language_name, COUNT(m.movie­id) <text:line-break/>FROM language AS l <text:line-break/>JOIN movie_languages AS m <text:line-break/>ON l.movie_id=m.movie_id;</text:p>
      <text:p text:style-name="List_20_Paragraph"/>
      <text:list xml:id="list559746159188" text:continue-numbering="true" text:style-name="WWNum1">
        <text:list-item>
          <text:p text:style-name="P1">Write a SQL query to show movie name in first column, no. of crew members in second column and number of cast members in third column. </text:p>
        </text:list-item>
      </text:list>
      <text:p text:style-name="P2"/>
      <text:p text:style-name="P2">SELECT <text:s/>m1.title, COUNT(m2.movie_id), COUNT(m3.movie_id) </text:p>
      <text:p text:style-name="P2">FROM movie AS m1 </text:p>
      <text:p text:style-name="P2">JOIN movie_crew AS m2 <text:line-break/>ON m1.movie_id=m2.movie_id <text:line-break/>JOIN movie_cast AS m3 </text:p>
      <text:p text:style-name="P2">ON m1.movie_id=m3.movie_id </text:p>
      <text:p text:style-name="P2">GROUP BY m1.title;<text:tab/></text:p>
      <text:p text:style-name="List_20_Paragraph"/>
      <text:list xml:id="list558631273712" text:continue-numbering="true" text:style-name="WWNum1">
        <text:list-item>
          <text:p text:style-name="P1">Write a SQL query to list top 10 movies title according to popularity column in decreasing order. </text:p>
        </text:list-item>
      </text:list>
      <text:p text:style-name="List_20_Paragraph"/>
      <text:p text:style-name="List_20_Paragraph">SELECT title </text:p>
      <text:p text:style-name="List_20_Paragraph">FROM movie </text:p>
      <text:p text:style-name="List_20_Paragraph">ORDER BY popularity DESC </text:p>
      <text:p text:style-name="List_20_Paragraph">LIMIT 10;</text:p>
      <text:p text:style-name="List_20_Paragraph"/>
      <text:list xml:id="list559234290424" text:continue-numbering="true" text:style-name="WWNum1">
        <text:list-item>
          <text:p text:style-name="P1"><text:soft-page-break/>Write a SQL query to show the name of the 3rd most revenue generating movie and its revenue. </text:p>
        </text:list-item>
      </text:list>
      <text:p text:style-name="List_20_Paragraph"/>
      <text:p text:style-name="List_20_Paragraph">SELECT title, revenue </text:p>
      <text:p text:style-name="List_20_Paragraph">FROM (SELECT title,revenue FROM movie ORDER BY revenue DESC LIMIT 3) <text:line-break/>ORDER BY revenue <text:line-break/>LIMIT 1; </text:p>
      <text:p text:style-name="List_20_Paragraph"/>
      <text:list xml:id="list559179181966" text:continue-numbering="true" text:style-name="WWNum1">
        <text:list-item>
          <text:p text:style-name="P1">Write a SQL query to show the names of all the movies which have “rumoured” movie status. </text:p>
        </text:list-item>
      </text:list>
      <text:p text:style-name="List_20_Paragraph"/>
      <text:p text:style-name="List_20_Paragraph">SELECT title <text:line-break/>FROM movie <text:line-break/>WHERE movie_status=”rumoured”;</text:p>
      <text:p text:style-name="List_20_Paragraph"/>
      <text:list xml:id="list558547450508" text:continue-numbering="true" text:style-name="WWNum1">
        <text:list-item>
          <text:p text:style-name="P1">Write a SQL query to show the name of the “United States of America” produced movie which generated maximum revenue. </text:p>
        </text:list-item>
      </text:list>
      <text:p text:style-name="List_20_Paragraph"/>
      <text:p text:style-name="List_20_Paragraph">SELECT m.title <text:line-break/>FROM movie AS m<text:line-break/>JOIN production_country AS p<text:line-break/>ON m.movie_id=p.movie_id</text:p>
      <text:p text:style-name="List_20_Paragraph">JOIN country AS c<text:line-break/>ON p. country_id =c.country_id</text:p>
      <text:p text:style-name="List_20_Paragraph">WHERE c.country­_name=“United States of America”<text:line-break/>ORDER BY m.revenue DESC <text:line-break/>LIMIT 1;</text:p>
      <text:p text:style-name="List_20_Paragraph"/>
      <text:list xml:id="list559515042888" text:continue-numbering="true" text:style-name="WWNum1">
        <text:list-item>
          <text:p text:style-name="P1">Write a SQL query to print the movie_id in one column and name of the production company in the second column for all the movies. </text:p>
        </text:list-item>
      </text:list>
      <text:p text:style-name="List_20_Paragraph"/>
      <text:p text:style-name="List_20_Paragraph">SELECT mc.movie_id, p.company_name </text:p>
      <text:p text:style-name="List_20_Paragraph">FROM movie_company AS mc <text:line-break/>JOIN production_company AS p </text:p>
      <text:p text:style-name="List_20_Paragraph">ON mc.company_id=p.company_id;</text:p>
      <text:p text:style-name="List_20_Paragraph"/>
      <text:list xml:id="list559461442367" text:continue-numbering="true" text:style-name="WWNum1">
        <text:list-item>
          <text:p text:style-name="P1">Write a SQL query to show the title of top 20 movies arranged in decreasing order of their budget</text:p>
        </text:list-item>
      </text:list>
      <text:p text:style-name="List_20_Paragraph"/>
      <text:p text:style-name="List_20_Paragraph">SELECT title </text:p>
      <text:p text:style-name="List_20_Paragraph">FROM movie </text:p>
      <text:p text:style-name="List_20_Paragraph">ORDER BY budget DESC </text:p>
      <text:p text:style-name="List_20_Paragraph">limit 20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dc:creator>hp</dc:creator>
    <meta:editing-cycles>1</meta:editing-cycles>
    <meta:creation-date>2021-05-04T11:32:00</meta:creation-date>
    <dc:date>2021-05-05T11:34:00</dc:date>
    <meta:editing-duration>P1DT2M</meta:editing-duration>
    <meta:generator>LibreOffice/6.4.7.2$Linux_X86_64 LibreOffice_project/40$Build-2</meta:generator>
    <meta:document-statistic meta:table-count="0" meta:image-count="0" meta:object-count="0" meta:page-count="3" meta:paragraph-count="46" meta:word-count="514" meta:character-count="3153" meta:non-whitespace-character-count="2635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